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922cm"/>
    </style:style>
    <style:style style:name="pr2" style:family="presentation" style:parent-style-name="Default-subtitle">
      <style:graphic-properties draw:fill-color="#ffffff" draw:auto-grow-height="true" fo:min-height="3.79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26.7000007629395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415cm" fo:text-indent="0cm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7.123cm" svg:x="1.4cm" svg:y="2.179cm" presentation:class="title" presentation:user-transformed="true">
          <draw:text-box>
            <text:p><text:span text:style-name="T1">Everything Great</text:span><text:span text:style-name="T2"><text:line-break/></text:span><text:span text:style-name="T2">About</text:span><text:span text:style-name="T2"><text:line-break/></text:span><text:span text:style-name="T1">Upstream Graphics</text:span></text:p>
          </draw:text-box>
        </draw:frame>
        <draw:frame presentation:style-name="pr2" draw:text-style-name="P2" draw:layer="layout" svg:width="25.199cm" svg:height="3.799cm" svg:x="1.401cm" svg:y="10.4cm" presentation:class="subtitle" presentation:user-transformed="true">
          <draw:text-box>
            <text:p><text:span text:style-name="T3">Daniel Vetter, Intel VTT</text:span></text:p>
            <text:p><text:span text:style-name="T3">@danvet</text:span></text:p>
            <text:p><text:span text:style-name="T3">ELC Europe 2019, Ly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10 or so years ago ...</text:p>
          </draw:text-box>
        </draw:frame>
        <draw:frame presentation:style-name="pr4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graphics execution manager</text:p>
              </text:list-item>
              <text:list-item>
                <text:p>kernel modesetting</text:p>
              </text:list-item>
              <text:list-item>
                <text:p>drm/i915, drm/radeon</text:p>
              </text:list-item>
              <text:list-item>
                <text:p>fbdev vs drm modesetting</text:p>
              </text:list-item>
              <text:list-item>
                <text:p>proudly celebrating OpenGL 2</text:p>
              </text:list-item>
              <text:list-item>
                <text:p>… and a wastel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today</text:p>
          </draw:text-box>
        </draw:frame>
        <draw:frame presentation:style-name="pr4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10% of the kernel + userspace</text:p>
              </text:list-item>
              <text:list-item>
                <text:p>54 atomic modeset drivers (and more others)</text:p>
              </text:list-item>
              <text:list-item>
                <text:p>latest OpenGL, GLES, Vulkan</text:p>
              </text:list-item>
              <text:list-item>
                <text:p>smallest kernel driver 246 lines</text:p>
              </text:list-item>
              <text:list-item>
                <text:p>largest kernel driver 2.2M lin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Case Study: ST7736R</text:p>
          </draw:text-box>
        </draw:frame>
        <draw:frame presentation:style-name="pr4" draw:layer="layout" svg:width="25.199cm" svg:height="8.311cm" svg:x="1.4cm" svg:y="5.383cm" presentation:class="outline" presentation:user-transformed="true">
          <draw:text-box>
            <text:list text:style-name="L3">
              <text:list-item>
                <text:p>hotunplug support</text:p>
              </text:list-item>
              <text:list-item>
                <text:p>full atomic kms + fbdev + legacy kms</text:p>
              </text:list-item>
              <text:list-item>
                <text:p>devm, w/ correct refcounting</text:p>
              </text:list-item>
              <text:list-item>
                <text:p>dma-buf w/ dma-fence support</text:p>
              </text:list-item>
              <text:list-item>
                <text:p>system suspend/resume missing, 2 functions to hook up</text:p>
              </text:list-item>
              <text:list-item>
                <text:p>243 lines total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Awesome uapi: Atomic Modeset</text:p>
          </draw:text-box>
        </draw:frame>
        <draw:frame presentation:style-name="pr4" draw:layer="layout" svg:width="25.199cm" svg:height="8.311cm" svg:x="1.4cm" svg:y="5.489cm" presentation:class="outline" presentation:user-transformed="true">
          <draw:text-box>
            <text:list text:style-name="L3">
              <text:list-item>
                <text:p>lots of planes for SoC</text:p>
              </text:list-item>
              <text:list-item>
                <text:p>lots of outputs for desktop</text:p>
              </text:list-item>
              <text:list-item>
                <text:p>blending, writeback, color space conversions, …</text:p>
              </text:list-item>
              <text:list-item>
                <text:p>gracefully handling link failures</text:p>
              </text:list-item>
              <text:list-item>
                <text:p>content protection</text:p>
              </text:list-item>
              <text:list-item>
                <text:p>everything el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Helpers, Everywhere you look!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modular atomic modeset helpers</text:p>
              </text:list-item>
              <text:list-item>
                <text:p>simple display pipe</text:p>
              </text:list-item>
              <text:list-item>
                <text:p>DisplayPort, MIPI, HDMI, EDID</text:p>
              </text:list-item>
              <text:list-item>
                <text:p>self refresh display/damage tracking</text:p>
              </text:list-item>
              <text:list-item>
                <text:p>fbdev emulatio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Atomic: Lessons Learned</text:p>
          </draw:text-box>
        </draw:frame>
        <draw:frame presentation:style-name="pr4" draw:layer="layout" svg:width="25.199cm" svg:height="8.311cm" svg:x="1.4cm" svg:y="5.683cm" presentation:class="outline" presentation:user-transformed="true">
          <draw:text-box>
            <text:list text:style-name="L3">
              <text:list-item>
                <text:p>free standing state structures are great</text:p>
              </text:list-item>
              <text:list-item>
                <text:p>hardware commit phase can't fail</text:p>
              </text:list-item>
              <text:list-item>
                <text:p>modular helpers: flexibility&amp;experimentation</text:p>
              </text:list-item>
              <text:list-item>
                <text:p>decode/encode in the core</text:p>
              </text:list-item>
              <text:list-item>
                <text:p>locking in the core</text:p>
              </text:list-item>
              <text:list-item>
                <text:p>need tests and proper uapi specs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Case Study: Self-refresh&amp;Manual-upload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lots of entry points: fbdev, legacy kms, atomic modeset</text:p>
              </text:list-item>
              <text:list-item>
                <text:p>unified update path with damage helpers</text:p>
              </text:list-item>
              <text:list-item>
                <text:p>partial upload userspace API</text:p>
              </text:list-item>
              <text:list-item>
                <text:p>almost unified enable/disable path with self refresh helpers</text:p>
              </text:list-item>
              <text:list-item>
                <text:p>handful of driver lines in total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More Awesome Stuff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bridge and panel drivers, components</text:p>
              </text:list-item>
              <text:list-item>
                <text:p>ongoing: bridge state, chaining, more flexibility</text:p>
              </text:list-item>
              <text:list-item>
                <text:p text:style-name="P5">hot(un)plug fixing</text:p>
              </text:list-item>
              <text:list-item>
                <text:p text:style-name="P5">more work needed around devm_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Awesome APIs for Rendering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dma_buf, dma_resv, dma_fence for buffer sharing</text:p>
              </text:list-item>
              <text:list-item>
                <text:p>ww_mutex for graph locking problems</text:p>
              </text:list-item>
              <text:list-item>
                <text:p>drm_syncobj, better uAPi for fences</text:p>
              </text:list-item>
              <text:list-item>
                <text:p>drm fourcc + modifi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Helpers, Everywhere you render!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gpu scheduler</text:p>
              </text:list-item>
              <text:list-item>
                <text:p>TTM refactoring and helperification</text:p>
              </text:list-item>
              <text:list-item>
                <text:p>VRAM helpers, SHMEM helpers, ...</text:p>
              </text:list-item>
              <text:list-item>
                <text:p>batteries included by defau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Awesome Stuff, in Userspace!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gallium: GL stack to rule them all</text:p>
              </text:list-item>
              <text:list-item>
                <text:p>gpu compiler troubles settling on NIR</text:p>
              </text:list-item>
              <text:list-item>
                <text:p>r/e tools, better than the real docs</text:p>
              </text:list-item>
              <text:list-item>
                <text:p>Khronos is opening 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Userspace drivers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panfrost, lima, freedreno, etnaviv, vc4/v3d, nouveau</text:p>
              </text:list-item>
              <text:list-item>
                <text:p>even Intel now on board with Iris</text:p>
              </text:list-item>
              <text:list-item>
                <text:p>radv+ACO, one handful hackers vs. AM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Open Userspace: Why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technical necessary for review/support</text:p>
              </text:list-item>
              <text:list-item>
                <text:p>RDMA, media, … agree</text:p>
              </text:list-item>
              <text:list-item>
                <text:p>upstream customer value: standardization</text:p>
              </text:list-item>
              <text:list-item>
                <text:p>vendor value-add: dual stack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Shipping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dual-stack: upstream kernel w/ either open or proprietary userspace</text:p>
              </text:list-item>
              <text:list-item>
                <text:p>backport entire subsystem ...</text:p>
              </text:list-item>
              <text:list-item>
                <text:p>… like Android GKI (rsn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Testing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in-kernel selftests (we need KUnit asap)</text:p>
              </text:list-item>
              <text:list-item>
                <text:p>IGT gpu tests: cross driver userspace testsuite</text:p>
              </text:list-item>
              <text:list-item>
                <text:p>CRC-based validation, writeback under review</text:p>
              </text:list-item>
              <text:list-item>
                <text:p>tests require for all new uapi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Great Community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gitlab everywhere, Mesa3D leading</text:p>
              </text:list-item>
              <text:list-item>
                <text:p>(kernel stuck on infrastructure work)</text:p>
              </text:list-item>
              <text:list-item>
                <text:p>150 attendees at XDC</text:p>
              </text:list-item>
              <text:list-item>
                <text:p>XDC haz (SoC!) sponsors now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Coming Soon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dma-buf heaps/ION destaging</text:p>
              </text:list-item>
              <text:list-item>
                <text:p>userspace allocator/modifier negotiations</text:p>
              </text:list-item>
              <text:list-item>
                <text:p>media integration, but how?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Summary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3">
              <text:list-item>
                <text:p>10'000x scaling: tiny embedded to BIG GPUs</text:p>
              </text:list-item>
              <text:list-item>
                <text:p>batteries included: modular helpers for everything</text:p>
              </text:list-item>
              <text:list-item>
                <text:p>dual-stack in userspace</text:p>
              </text:list-item>
              <text:list-item>
                <text:p>ship/backport entire subsystem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3cm" svg:stroke-color="#000000" draw:marker-start-width="0.65cm" draw:marker-end-width="0.6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5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922cm" svg:x="1.4cm" svg:y="0.697cm" presentation:class="title" presentation:placeholder="true">
        <draw:text-box/>
      </draw:frame>
      <draw:frame presentation:style-name="Default_5f_-outline1" draw:layer="backgroundobjects" svg:width="25.199cm" svg:height="10.149cm" svg:x="1.4cm" svg:y="4.095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2-02T15:38:20</meta:creation-date>
    <meta:editing-duration>P13DT50M13S</meta:editing-duration>
    <meta:editing-cycles>76</meta:editing-cycles>
    <meta:generator>LibreOffice/6.3.2.2$Linux_X86_64 LibreOffice_project/30$Build-2</meta:generator>
    <dc:date>2019-10-26T18:29:40.556810555</dc:date>
    <meta:document-statistic meta:object-count="101"/>
  </office:meta>
</office:document-meta>
</file>